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abylon<text:line-break/><text:line-break/>[429 112 74 72 64 71 67 69 64 75 74 61 59 59 61 62 60 60 60 58 57 60 58 58 62 60 58 57 57 57 58 58 57 58 56 60 58 56 57 58 56 56 55 55 56 56 56 57 56 55 54 55 55 57 55 58 53 55 54 54 57 56 55 54 54 53 56 52 53 52 54 52 55 54 55 52 52 51 52 53 53 102 64 58 55 55 59 56 52 52 52 55 53 54 53 51 53 55 55 55 55 54 53 54 52 53 52 51 52 49 52 52 89 58 61 53 54 52 53 53 53 53 54 53 52 53 54 51 52 52 52 52 54 53 49 52 51 48 49 49 51 52 55 51 49 52 49 50 48 49 50 48 46 48 50 47 47 47 48 47 46 46 46 46 46 46 46 46 46 44 44 45 43 44 46 43 44 43 43 44 43 43 43 42 42 42 40 41 41 43 40 40 43 41 42 42 41 41 41 40 41 40 42 40 40 38 39 39 38 39 38 38 39 39 38 38 37 37 37 47 43 36 35 38 35 33 36 36 34 34 34 33 34 34 35 32 32 32 32 30 31 31 31 32 32 31 30 32 30 30 30 30 30 28 29 28 29 29 28 27 28 27 28 27 26 26 26 26 27 26 25 25 24 25 25 25 24 25 25 24 24 24 24 23 23 23 23 22 23 24 23 22 23 22 22 21 22 21 22 22 22 22 21 21 21 22 21 22 22 20 20 20 20 20 20 22 19 21 21 21 19 19 20 19 20 19 19 19 19 19 18 20 19 19 19 20 18 19 19 19 19 19 19 20 18 20 19 19 18 17 18 19 17 18 18 19 18 19 19 19 19 18 17 19 18 18 18 19 19 19 18 18 18 18 17 18 18 18 18 17 18 18 18 18 16 18 18 19 18 18 17 18 17 17 18 17 19 17 17 17 19 18 19 17 18 19 19 17 18 17 18 17 18 17 18 16 18 17 18 18 17 18 19 17 18 18 18 17 17 17 18 17 17 19 18 17 17 18 19 18 17 17 18 17 18 18 18 17 18 17 17 17 17 17 18 17 18 18 19 18 17 18 18 17 18 17 18 17 18 17 18 17 17 17 18 17 18 18 18 17 17 17 16 18 18 17 18 16 17 17 19 17 18 18 18 19 17 18 18 18]<text:line-break/></text:p>
      <text:p text:style-name="Standard">Mittelwert der letzten 100 Werte: 17.6200<text:line-break/>Mittelwert der letzten 250 Werte: 19.6160<text:line-break/>Mittelwert über alle Werte: 35.4580</text:p>
      <text:p text:style-name="Standard"/>
      <text:p text:style-name="Standard"/>
      <text:p text:style-name="Standard">Initialisierung:<text:line-break/>[1154 1161 1430 1317 1426 1690 1626 1478 1820 1661 1227 1771 1582 1590 1678 1661 1445 1289 1118 1406]</text:p>
      <text:p text:style-name="Standard"/>
      <text:p text:style-name="Standard">Mittelwert: 1476.5</text:p>
      <text:p text:style-name="Standard"/>
      <text:p text:style-name="P1">Three<text:line-break/><text:line-break/><text:line-break/>[860 140 94 135 152 185 144 73 76 79 73 71 69 68 69 76 89 69 73 65 68 65 66 66 68 66 67 76 85 71 75 89 74 86 92 69 66 64 69 91 79 65 65 62 61 65 63 63 64 65 62 62 62 67 64 64 63 62 62 64 62 62 64 61 59 62 62 62 59 60 59 58 58 58 58 60 56 57 60 58 57 57 62 57 59 56 57 57 84 64 61 59 56 68 61 59 59 62 61 57 59 57 58 56 57 57 55 56 58 55 61 56 58 57 56 54 59 81 60 55 58 60 54 56 56 57 54 55 54 54 55 52 57 55 52 52 53 54 53 52 53 51 52 50 52 53 51 55 54 50 52 50 68 49 50 50 48 48 48 49 50 49 49 61 47 48 48 48 48 48 49 48 47 46 46 46 47 46 46 46 46 47 45 46 44 46 43 45 44 44 44 44 44 44 44 45 45 43 44 42 42 45 42 44 43 44 43 41 43 43 42 42 42 42 42 40 39 41 41 40 38 41 40 41 39 40 39 39 41 39 39 39 39 38 38 38 37 37 47 49 36 35 34 35 35 35 36 34 33 33 34 34 34 33 32 33 33 32 32 32 32 33 32 32 30 31 30 31 31 31 30 31 32 31 30 30 30 30 28 29 31 28 31 29 29 30 32 29 30 28 29 29 29 28 28 27 26 24 25 24 27 26 25 24 24 24 23 24 24 23 23 22 22 22 23 22 23 21 21 21 22 22 21 23 21 20 20 22 20 21 20 20 19 19 18 19 17 18 20 17 18 18 18 19 17 17 17 17 16 18 17 17 16 15 16 16 15 16 16 17 15 16 14 15 15 15 15 15 15 14 15 14 15 14 14 15 14 14 14 14 14 14 14 14 14 14 14 14 14 14 15 15 15 14 14 14 15 15 14 14 13 14 14 14 14 14 14 14 14 15 14 15 13 15 13 13 13 14 13 15 14 14 14 16 14 14 14 13 14 15 14 15 14 14 13 14 14 15 14 14 14 14 14 13 14 14 15 13 14 14 14 15 14 14 15 14 15 15 14 14 14 14 14 14 15 14 14 14 14 14 13 13 14 14 13 14 14 13 14 13 14 13 14 15 14 14 15 14 15 13 14 13 14 14 15 14 14 15 13 14]<text:line-break/><text:line-break/>Mittelwert der letzten 100 Werte: 14.0100</text:p>
      <text:p text:style-name="Standard">Mittelwert der letzten 250 Werte: 18.7440<text:line-break/>Mittelwert über alle Werte: 39.2780</text:p>
      <text:p text:style-name="Standard"/>
      <text:p text:style-name="Standard"/>
      <text:p text:style-name="Standard"/>
      <text:p text:style-name="Standard">Initialisierung:<text:line-break/>[848 662 697 661 898 627 664 1003 674 625 703 623 621 658 653 631 755 676 631 648]</text:p>
      <text:p text:style-name="Standard"/>
      <text:p text:style-name="Standard">Mittelwert: 697.9</text:p>
      <text:p text:style-name="Standard"><text:s/><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6-20T16:51:50.45</meta:creation-date>
    <meta:editing-duration>PT16H7M12S</meta:editing-duration>
    <meta:editing-cycles>2</meta:editing-cycles>
    <meta:generator>OpenOffice/4.1.7$Win32 OpenOffice.org_project/417m1$Build-9800</meta:generator>
    <meta:initial-creator>Jonas Czeslik</meta:initial-creator>
    <meta:document-statistic meta:table-count="0" meta:image-count="0" meta:object-count="0" meta:page-count="2" meta:paragraph-count="9" meta:word-count="1082" meta:character-count="3523"/>
    <dc:date>2022-06-21T09:59:40</dc:date>
    <dc:creator>Jonas Czeslik</dc:creator>
  </office:meta>
</office:document-meta>
</file>